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normal" officeooo:rsid="001bc41a" officeooo:paragraph-rsid="001bc41a" style:font-weight-asian="normal" style:font-weight-complex="normal"/>
    </style:style>
    <style:style style:name="P25" style:family="paragraph" style:parent-style-name="Standard">
      <style:text-properties fo:font-weight="normal" officeooo:rsid="001c4a23" officeooo:paragraph-rsid="001c4a23" style:font-weight-asian="normal" style:font-weight-complex="normal"/>
    </style:style>
    <style:style style:name="P26" style:family="paragraph" style:parent-style-name="Standard">
      <style:text-properties fo:font-weight="normal" officeooo:rsid="001d82a0" officeooo:paragraph-rsid="001d82a0" style:font-weight-asian="normal" style:font-weight-complex="normal"/>
    </style:style>
    <style:style style:name="P27" style:family="paragraph" style:parent-style-name="Standard">
      <style:text-properties fo:font-weight="normal" officeooo:rsid="001dc436" officeooo:paragraph-rsid="001dc436" style:font-weight-asian="normal" style:font-weight-complex="normal"/>
    </style:style>
    <style:style style:name="P28" style:family="paragraph" style:parent-style-name="Standard">
      <style:text-properties fo:font-weight="normal" officeooo:rsid="001fa92c" officeooo:paragraph-rsid="001fa92c" style:font-weight-asian="normal" style:font-weight-complex="normal"/>
    </style:style>
    <style:style style:name="P29" style:family="paragraph" style:parent-style-name="Standard">
      <style:text-properties fo:font-weight="normal" officeooo:rsid="001fd663" officeooo:paragraph-rsid="001fa92c" style:font-weight-asian="normal" style:font-weight-complex="normal"/>
    </style:style>
    <style:style style:name="P30" style:family="paragraph" style:parent-style-name="Standard">
      <style:text-properties fo:font-weight="normal" officeooo:rsid="001fd663" officeooo:paragraph-rsid="001fd663" style:font-weight-asian="normal" style:font-weight-complex="normal"/>
    </style:style>
    <style:style style:name="P31" style:family="paragraph" style:parent-style-name="Standard">
      <style:text-properties fo:font-weight="normal" officeooo:rsid="002029a4" officeooo:paragraph-rsid="002029a4" style:font-weight-asian="normal" style:font-weight-complex="normal"/>
    </style:style>
    <style:style style:name="P32" style:family="paragraph" style:parent-style-name="Standard">
      <style:text-properties fo:font-weight="normal" officeooo:rsid="0021017f" officeooo:paragraph-rsid="0021017f" style:font-weight-asian="normal" style:font-weight-complex="normal"/>
    </style:style>
    <style:style style:name="P33" style:family="paragraph" style:parent-style-name="Standard">
      <style:text-properties fo:font-weight="normal" officeooo:rsid="00294308" officeooo:paragraph-rsid="00294308" style:font-weight-asian="normal" style:font-weight-complex="normal"/>
    </style:style>
    <style:style style:name="P34" style:family="paragraph" style:parent-style-name="Standard">
      <style:text-properties fo:font-weight="normal" officeooo:rsid="00294e25" officeooo:paragraph-rsid="00294e25" style:font-weight-asian="normal" style:font-weight-complex="normal"/>
    </style:style>
    <style:style style:name="P35" style:family="paragraph" style:parent-style-name="Standard">
      <style:text-properties fo:font-weight="normal" officeooo:rsid="002b4d8e" officeooo:paragraph-rsid="002b4d8e" style:font-weight-asian="normal" style:font-weight-complex="normal"/>
    </style:style>
    <style:style style:name="P36" style:family="paragraph" style:parent-style-name="Standard">
      <style:text-properties fo:font-weight="normal" officeooo:rsid="002bf8b0" officeooo:paragraph-rsid="002bf8b0" style:font-weight-asian="normal" style:font-weight-complex="normal"/>
    </style:style>
    <style:style style:name="P37" style:family="paragraph" style:parent-style-name="Standard">
      <style:text-properties fo:font-weight="normal" officeooo:rsid="0022dd12" officeooo:paragraph-rsid="0022dd12" style:font-weight-asian="normal" style:font-weight-complex="normal"/>
    </style:style>
    <style:style style:name="P38" style:family="paragraph" style:parent-style-name="Standard">
      <style:text-properties fo:font-weight="normal" officeooo:rsid="00261de9" officeooo:paragraph-rsid="00261de9" style:font-weight-asian="normal" style:font-weight-complex="normal"/>
    </style:style>
    <style:style style:name="P39" style:family="paragraph" style:parent-style-name="Standard">
      <style:text-properties fo:font-weight="normal" officeooo:rsid="002d0ef4" officeooo:paragraph-rsid="002d0ef4" style:font-weight-asian="normal" style:font-weight-complex="normal"/>
    </style:style>
    <style:style style:name="P40" style:family="paragraph" style:parent-style-name="Standard">
      <style:text-properties fo:font-weight="normal" officeooo:rsid="003246db" officeooo:paragraph-rsid="003246db" style:font-weight-asian="normal" style:font-weight-complex="normal"/>
    </style:style>
    <style:style style:name="P41" style:family="paragraph" style:parent-style-name="Standard">
      <style:text-properties fo:font-weight="normal" officeooo:rsid="0033ded1" officeooo:paragraph-rsid="0033ded1" style:font-weight-asian="normal" style:font-weight-complex="normal"/>
    </style:style>
    <style:style style:name="P42" style:family="paragraph" style:parent-style-name="Standard">
      <style:text-properties fo:font-weight="normal" officeooo:rsid="00354ca1" officeooo:paragraph-rsid="00354ca1" style:font-weight-asian="normal" style:font-weight-complex="normal"/>
    </style:style>
    <style:style style:name="P43" style:family="paragraph" style:parent-style-name="Standard">
      <style:text-properties fo:font-weight="normal" officeooo:rsid="00373bce" officeooo:paragraph-rsid="00373bce" style:font-weight-asian="normal" style:font-weight-complex="normal"/>
    </style:style>
    <style:style style:name="P44" style:family="paragraph" style:parent-style-name="Standard">
      <style:text-properties fo:font-weight="normal" officeooo:rsid="00388ca9" officeooo:paragraph-rsid="00388ca9" style:font-weight-asian="normal" style:font-weight-complex="normal"/>
    </style:style>
    <style:style style:name="P45" style:family="paragraph" style:parent-style-name="Standard">
      <style:text-properties fo:font-weight="normal" officeooo:rsid="00458563" officeooo:paragraph-rsid="00458563" style:font-weight-asian="normal" style:font-weight-complex="normal"/>
    </style:style>
    <style:style style:name="P46" style:family="paragraph" style:parent-style-name="Standard">
      <style:text-properties fo:font-weight="normal" officeooo:rsid="0047712f" officeooo:paragraph-rsid="0047712f" style:font-weight-asian="normal" style:font-weight-complex="normal"/>
    </style:style>
    <style:style style:name="P47" style:family="paragraph" style:parent-style-name="Standard">
      <style:text-properties fo:font-weight="normal" officeooo:rsid="0047db4b" officeooo:paragraph-rsid="0047db4b" style:font-weight-asian="normal" style:font-weight-complex="normal"/>
    </style:style>
    <style:style style:name="P48" style:family="paragraph" style:parent-style-name="Standard">
      <style:text-properties fo:font-weight="normal" officeooo:rsid="0047e098" officeooo:paragraph-rsid="0047e098" style:font-weight-asian="normal" style:font-weight-complex="normal"/>
    </style:style>
    <style:style style:name="P49" style:family="paragraph" style:parent-style-name="Standard">
      <style:text-properties fo:font-weight="normal" officeooo:rsid="004985ad" officeooo:paragraph-rsid="004985ad" style:font-weight-asian="normal" style:font-weight-complex="normal"/>
    </style:style>
    <style:style style:name="P50" style:family="paragraph" style:parent-style-name="Standard">
      <style:text-properties fo:font-weight="normal" officeooo:rsid="004a51a4" officeooo:paragraph-rsid="004a51a4" style:font-weight-asian="normal" style:font-weight-complex="normal"/>
    </style:style>
    <style:style style:name="P51" style:family="paragraph" style:parent-style-name="Standard">
      <style:text-properties fo:font-weight="normal" officeooo:rsid="003e3b9e" officeooo:paragraph-rsid="003e3b9e" style:font-weight-asian="normal" style:font-weight-complex="normal"/>
    </style:style>
    <style:style style:name="P52" style:family="paragraph" style:parent-style-name="Standard">
      <style:text-properties fo:font-weight="normal" officeooo:rsid="003e6af4" officeooo:paragraph-rsid="003e6af4" style:font-weight-asian="normal" style:font-weight-complex="normal"/>
    </style:style>
    <style:style style:name="P53" style:family="paragraph" style:parent-style-name="Standard">
      <style:text-properties fo:font-weight="normal" officeooo:rsid="0041a89b" officeooo:paragraph-rsid="0041a89b" style:font-weight-asian="normal" style:font-weight-complex="normal"/>
    </style:style>
    <style:style style:name="P54" style:family="paragraph" style:parent-style-name="Standard">
      <style:text-properties fo:font-weight="normal" officeooo:rsid="0041a89b" officeooo:paragraph-rsid="0042c18e" style:font-weight-asian="normal" style:font-weight-complex="normal"/>
    </style:style>
    <style:style style:name="P55" style:family="paragraph" style:parent-style-name="Standard">
      <style:text-properties fo:font-weight="normal" officeooo:rsid="0042c18e" officeooo:paragraph-rsid="0042c18e" style:font-weight-asian="normal" style:font-weight-complex="normal"/>
    </style:style>
    <style:style style:name="P56" style:family="paragraph" style:parent-style-name="Standard">
      <style:text-properties fo:font-weight="normal" officeooo:rsid="004bcd0b" officeooo:paragraph-rsid="0051d6e7" style:font-weight-asian="normal" style:font-weight-complex="normal"/>
    </style:style>
    <style:style style:name="P57" style:family="paragraph" style:parent-style-name="Standard">
      <style:text-properties fo:font-weight="normal" officeooo:rsid="004d6efe" officeooo:paragraph-rsid="004d6efe" style:font-weight-asian="normal" style:font-weight-complex="normal"/>
    </style:style>
    <style:style style:name="P58" style:family="paragraph" style:parent-style-name="Standard">
      <style:text-properties fo:font-weight="normal" officeooo:rsid="005307db" officeooo:paragraph-rsid="005307db" style:font-weight-asian="normal" style:font-weight-complex="normal"/>
    </style:style>
    <style:style style:name="P59" style:family="paragraph" style:parent-style-name="Standard">
      <style:text-properties fo:font-weight="normal" officeooo:rsid="0053d0c0" officeooo:paragraph-rsid="0053d0c0" style:font-weight-asian="normal" style:font-weight-complex="normal"/>
    </style:style>
    <style:style style:name="P60" style:family="paragraph" style:parent-style-name="Standard" style:list-style-name="L1">
      <style:text-properties fo:font-weight="normal" officeooo:rsid="001dc436" officeooo:paragraph-rsid="001dc436" style:font-weight-asian="normal" style:font-weight-complex="normal"/>
    </style:style>
    <style:style style:name="P61" style:family="paragraph" style:parent-style-name="Standard" style:list-style-name="L2">
      <style:text-properties fo:font-weight="normal" officeooo:rsid="001fa92c" officeooo:paragraph-rsid="001fa92c" style:font-weight-asian="normal" style:font-weight-complex="normal"/>
    </style:style>
    <style:style style:name="P62" style:family="paragraph" style:parent-style-name="Standard" style:list-style-name="L3">
      <style:text-properties fo:font-weight="normal" officeooo:rsid="001fa92c" officeooo:paragraph-rsid="001fa92c" style:font-weight-asian="normal" style:font-weight-complex="normal"/>
    </style:style>
    <style:style style:name="P63" style:family="paragraph" style:parent-style-name="Standard" style:list-style-name="L4">
      <style:text-properties fo:font-weight="normal" officeooo:rsid="002029a4" officeooo:paragraph-rsid="002029a4" style:font-weight-asian="normal" style:font-weight-complex="normal"/>
    </style:style>
    <style:style style:name="P64" style:family="paragraph" style:parent-style-name="Standard" style:list-style-name="L5">
      <style:text-properties fo:font-weight="normal" officeooo:rsid="0027fc81" officeooo:paragraph-rsid="0027fc81" style:font-weight-asian="normal" style:font-weight-complex="normal"/>
    </style:style>
    <style:style style:name="P65" style:family="paragraph" style:parent-style-name="Standard">
      <style:text-properties fo:font-weight="normal" officeooo:rsid="00286f9a" officeooo:paragraph-rsid="00286f9a" style:font-weight-asian="normal" style:font-weight-complex="normal"/>
    </style:style>
    <style:style style:name="P66" style:family="paragraph" style:parent-style-name="Standard">
      <style:text-properties fo:font-weight="normal" officeooo:rsid="0042c18e" officeooo:paragraph-rsid="0042c18e" style:font-weight-asian="normal" style:font-weight-complex="normal"/>
    </style:style>
    <style:style style:name="P67" style:family="paragraph" style:parent-style-name="Standard">
      <style:text-properties fo:font-weight="normal" officeooo:rsid="004eb8e2" officeooo:paragraph-rsid="004eb8e2" style:font-weight-asian="normal" style:font-weight-complex="normal"/>
    </style:style>
    <style:style style:name="P68" style:family="paragraph" style:parent-style-name="Standard">
      <style:text-properties fo:font-weight="normal" officeooo:rsid="004ffc43" officeooo:paragraph-rsid="004ffc43" style:font-weight-asian="normal" style:font-weight-complex="normal"/>
    </style:style>
    <style:style style:name="P69" style:family="paragraph" style:parent-style-name="Standard">
      <style:text-properties fo:font-weight="normal" officeooo:rsid="005307db" officeooo:paragraph-rsid="005307db" style:font-weight-asian="normal" style:font-weight-complex="normal"/>
    </style:style>
    <style:style style:name="P70" style:family="paragraph" style:parent-style-name="Standard" style:list-style-name="L7">
      <style:text-properties fo:font-weight="normal" officeooo:rsid="005307db" officeooo:paragraph-rsid="005307db" style:font-weight-asian="normal" style:font-weight-complex="normal"/>
    </style:style>
    <style:style style:name="P71" style:family="paragraph" style:parent-style-name="Standard">
      <style:text-properties fo:font-weight="normal" officeooo:rsid="005768a3" officeooo:paragraph-rsid="005768a3" style:font-weight-asian="normal" style:font-weight-complex="normal"/>
    </style:style>
    <style:style style:name="P72" style:family="paragraph" style:parent-style-name="Standard" style:list-style-name="L6">
      <style:text-properties fo:font-weight="bold" officeooo:rsid="003ede78" officeooo:paragraph-rsid="003ede78" style:font-weight-asian="bold" style:font-weight-complex="bold"/>
    </style:style>
    <style:style style:name="P73" style:family="paragraph" style:parent-style-name="Standard">
      <style:text-properties fo:font-weight="bold" officeooo:rsid="005768a3" officeooo:paragraph-rsid="005768a3" style:font-weight-asian="bold" style:font-weight-complex="bold"/>
    </style:style>
    <style:style style:name="P74"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75"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76"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77"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8"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9"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80"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81"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82"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83"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4"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5"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86"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officeooo:rsid="0021017f"/>
    </style:style>
    <style:style style:name="T20" style:family="text">
      <style:text-properties officeooo:rsid="002bf8b0"/>
    </style:style>
    <style:style style:name="T21" style:family="text">
      <style:text-properties officeooo:rsid="002fda8f"/>
    </style:style>
    <style:style style:name="T22" style:family="text">
      <style:text-properties officeooo:rsid="0031a42d"/>
    </style:style>
    <style:style style:name="T23" style:family="text">
      <style:text-properties officeooo:rsid="0033ded1"/>
    </style:style>
    <style:style style:name="T24" style:family="text">
      <style:text-properties officeooo:rsid="00354ca1"/>
    </style:style>
    <style:style style:name="T25" style:family="text">
      <style:text-properties officeooo:rsid="00373bce"/>
    </style:style>
    <style:style style:name="T26" style:family="text">
      <style:text-properties officeooo:rsid="0047712f"/>
    </style:style>
    <style:style style:name="T27" style:family="text">
      <style:text-properties officeooo:rsid="0047db4b"/>
    </style:style>
    <style:style style:name="T28" style:family="text">
      <style:text-properties officeooo:rsid="004a51a4"/>
    </style:style>
    <style:style style:name="T29" style:family="text">
      <style:text-properties officeooo:rsid="005a114f"/>
    </style:style>
    <style:style style:name="T30" style:family="text">
      <style:text-properties officeooo:rsid="005e0111"/>
    </style:style>
    <style:style style:name="T31" style:family="text">
      <style:text-properties officeooo:rsid="006166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4">Rilevanza in ambito medico trascurata fino a tempi recenti. <text:span text:style-name="T1">Negli ultimi 30 anni hanno acquisito importanza in seguito all’aumento di pazienti immunocompromessi dovuti all’epidemia di HIV e all’aumento dei trapianti.</text:span></text:p>
      <text:p text:style-name="P25">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5">Il punto cruciale del medico non è la terapia ma fare diagnosi.</text:p>
      <text:p text:style-name="P25">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5">I miceti in passatto causavano tuttalpiù infezioni cutanee e superficiali, con la comparsa delle categorie di pazienti immunocompromessi si è iniziato ad osservare anche infezioni sistemiche.</text:p>
      <text:p text:style-name="P25"/>
      <text:p text:style-name="P26">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6">Fleming nella ricerca sugli <text:span text:style-name="T2">S. aureus</text:span> osservò che sulle piastre contaminate da muffa rimaneva un alone attorno alla muffa nel quale non era cresciuto il batterio. Da lì isolò la penicillina.</text:p>
      <text:p text:style-name="P27">Il mughetto fu descritto da Ippocrate, il kerion da Celso.</text:p>
      <text:p text:style-name="P27"/>
      <text:p text:style-name="P27">I miceti sono organismi eucarioti, chemiosintetici, eterotrofi che si distinguono in due categorie:</text:p>
      <text:list text:style-name="L1">
        <text:list-item>
          <text:p text:style-name="P60">Lieviti (unicellulari).</text:p>
        </text:list-item>
        <text:list-item>
          <text:p text:style-name="P60">Ifomiceti (pluricellulari).</text:p>
        </text:list-item>
      </text:list>
      <text:p text:style-name="P27">Tutti si replicano per via asessuata, in alcuni è stata descritta anche la vita sessuata. Non è detto che non esista anche nelle specie in cui non è stata ancora osservata.</text:p>
      <text:p text:style-name="P27">Esistono più di 100000 specie di funghi, circa 100 rilevanti per le patologie nell’uomo.</text:p>
      <text:p text:style-name="P27"/>
      <text:p text:style-name="P27">Non si studiano qui le intossicazioni ma il parassitismo diretto o la introduzione di metaboliti tossici da parte di miceti unicellulari.</text:p>
      <text:p text:style-name="P28">Il lievito è una cellula ovalare molto più grnade di un batterio, eucariotica, che ha la caratteristica di replicarsi per gemmazione. </text:p>
      <text:p text:style-name="P28">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28">In due circostanze gli ifomiceti formano un setto completo:</text:p>
      <text:list text:style-name="L2">
        <text:list-item>
          <text:p text:style-name="P61"><text:soft-page-break/>Quando una parte va in necrosi.</text:p>
        </text:list-item>
        <text:list-item>
          <text:p text:style-name="P61">Prima del ciclo di vita sessuato.</text:p>
        </text:list-item>
      </text:list>
      <text:p text:style-name="P28">Si osservano vari tipi di micelio:</text:p>
      <text:list text:style-name="L3">
        <text:list-item>
          <text:p text:style-name="P62">Il micelio vegetativo che assorbe nutrimenti.</text:p>
        </text:list-item>
        <text:list-item>
          <text:p text:style-name="P62">Il micesio aereo che partecipa al ciclo di vita asessuato e sessuato.</text:p>
        </text:list-item>
      </text:list>
      <text:p text:style-name="P28">Gli ifomiceti nei quali è stato osservato un ciclo sessuato assumono un nome di genere differente rispetto allo stesso fungo che ha ciclo di vita asessuato. (Molto simpatici i biologi).</text:p>
      <text:p text:style-name="P28">Zigomiceti: aspetto morfologico nel ciclo di vita sessuato o asessuato è identico. </text:p>
      <text:p text:style-name="P28"/>
      <text:p text:style-name="P28">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29"/>
      <text:p text:style-name="P30">I lieviti si replicano per gemmazione, talvolta la gemma non si stacca dalla celula madre, nel complesso sembra quasi un’ifa ma i setti sono comunque completi (pseudoifa).</text:p>
      <text:p text:style-name="P30"/>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1">Generalmente i funghi dimorfi sono patogeni, C.albicans invece in condizioni normali è presente in equilibrio con la flora locale dei vari distretti corporei. Diventa patogeno quando forma il tubo germinativo.</text:p>
      <text:p text:style-name="P31"/>
      <text:p text:style-name="P31">Tipi di micosi:</text:p>
      <text:list text:style-name="L4">
        <text:list-item>
          <text:p text:style-name="P63">Superficiali</text:p>
        </text:list-item>
        <text:list-item>
          <text:p text:style-name="P63">Cutanee</text:p>
        </text:list-item>
        <text:list-item>
          <text:p text:style-name="P63">Subcutanee</text:p>
        </text:list-item>
        <text:list-item>
          <text:p text:style-name="P63">Profonde</text:p>
        </text:list-item>
      </text:list>
      <text:p text:style-name="P4"><text:span text:style-name="T19">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2"/>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2"/>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64">Finestre chiuse.</text:p>
        </text:list-item>
        <text:list-item>
          <text:p text:style-name="P64">Filtri nel sistema di areazione.</text:p>
        </text:list-item>
        <text:list-item>
          <text:p text:style-name="P64">Muri in superficie lavabile.</text:p>
        </text:list-item>
        <text:list-item>
          <text:p text:style-name="P64">Isolamento con l’esterno (niente visite).</text:p>
        </text:list-item>
        <text:list-item>
          <text:p text:style-name="P64">Il personale medico si deve cambiarsi e lavarsi le mani.</text:p>
        </text:list-item>
        <text:list-item>
          <text:p text:style-name="P64">Filtro pulito con flusso d’aria laminare.</text:p>
        </text:list-item>
        <text:list-item>
          <text:p text:style-name="P64">Tampone al paziente prima che sia indotta l’immunosoppressione.</text:p>
        </text:list-item>
      </text:list>
      <text:p text:style-name="P65">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7">Le lesioni da funghi sono tonde perché la colonia si sviluppa in modo centrifugo dal punto di inizio della colonia.</text:p>
      <text:p text:style-name="P37">Plot twist: i funghi disposti in cerchio nei boschi non sono un segno della presenza delle streghe.</text:p>
      <text:p text:style-name="P37"/>
      <text:p text:style-name="P37">Si usa il termine conidio per parlare del ciclo di vita asessuato, spora invece si riferisce al ciclo di vita sessuato. Negli zigomiceti si parla sempre di spore perché la morfologia non è distinguibile dal ciclo di vita sessuato a quello asessuato.</text:p>
      <text:p text:style-name="P38"/>
      <text:p text:style-name="P8"><text:soft-page-break/>La membrana citoplasmatica dei miceti</text:p>
      <text:p text:style-name="P33">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3">Gli steroli interferiscono anche con le proteine di membrana, come la chitina sintetasi. </text:p>
      <text:p text:style-name="P33">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4">I polieni potrebbero interferire anche con le cellule dell’ospite (legandosi al colesterolo invece che all’ergosterolo) però ciò richiede dosaggi 250 volte superiore ai livelli terapeutici.</text:p>
      <text:p text:style-name="P34"/>
      <text:p text:style-name="P9">La parete</text:p>
      <text:p text:style-name="P35">Conferisce rigidità, è la struttura, normalmente più esterna, che conferisce la forma e consente la sopravvivenza in ambienti ad osmolarità diversa.</text:p>
      <text:p text:style-name="P35">In ambiente naturale non possono sopravvivere senza parete, in condizioni sperimentali sì, si chiamano sferoplasti per via della loro forma.</text:p>
      <text:p text:style-name="P35">Nella parete si distingue una parte rigida ed una parte plastica.</text:p>
      <text:p text:style-name="P35">La parte rigida può essere costituita da cellulosa, glucano, chitina.</text:p>
      <text:p text:style-name="P35">La parte plastica è costituita da glucano o mannano. <text:span text:style-name="T20">Il mannano forma complessi con le proteine (formando le mannanoproteine).</text:span></text:p>
      <text:p text:style-name="P35">Il glucano non è sempre presente in tutti i funghi ma è molto diffuso, tanto che la ricerca di beta-D-glucano si usa per sapere se il paziente presenta un’infezione fungina.</text:p>
      <text:p text:style-name="P35"/>
      <text:p text:style-name="P36">Le mannanoproteine hanno peso molecolare diverso tra i lieviti e gli ifomiceti, <text:span text:style-name="T21">anche nelle due forme della stessa specie</text:span> (ad esempio in C. albicans) ciò comporta proprietà adesive diverse.</text:p>
      <text:p text:style-name="P39">Ad esempio C. albicans in forma ifale esprime una proteina di legame per C3d <text:span text:style-name="T21">ed una</text:span> protein<text:span text:style-name="T21">a</text:span> iC3d, omologa alla proteina CR3 <text:span text:style-name="T21">che </text:span>può legare la porzione cristallizzabile dell’anticorpo, può quindi bloccare la risposta indotta da anticorpo. <text:span text:style-name="T22">La proteina CR3-simile si lega alla sequenza RGD (arginina, glicina, aspartato) presente in molte proteine di mammifero. Dato che la proteina iC3b è espressa solo nella forma ifale è necessaria la transizione per causare patologie.</text:span></text:p>
      <text:p text:style-name="P40">L’<text:span text:style-name="T2">adesività</text:span> è un fattore essenziale per instaurare un processo infettivo, elimina o riduce la capacità di eliminare il patogeno. <text:span text:style-name="T23">Quando C. albicans fa la transizione a forma ifale acquisisce la capacità di produrre una tossina, la </text:span><text:span text:style-name="T3">candidalisina</text:span><text:span text:style-name="T23">. La </text:span><text:soft-page-break/><text:span text:style-name="T23">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24">la candidalisina ed Als3 attivano EGFR ed </text:span><text:span text:style-name="T25">impedisce la degradazione del complessso</text:span><text:span text:style-name="T24"> </text:span><text:span text:style-name="T25">EGFR-</text:span><text:span text:style-name="T24">EphA2,</text:span><text:span text:style-name="T23"> l’attivazione di EGFR induce una riposta di tipo infiammatorio.</text:span></text:p>
      <text:p text:style-name="P41">Altro fattore di virulenza di C. albicans è <text:span text:style-name="T2">Als3</text:span>, che consente al microorganismo di aderire ed invadere la cellula ospite. </text:p>
      <text:p text:style-name="P42">Per discriminare grossolanamente una infezione fungina da una batterica si usa la ricerca di beta-d-glucano, non è presente in tutti i funghi ma in tanti si, la sua assenza permette quindi di escludere la maggior parte delle infezioni fungine.</text:p>
      <text:p text:style-name="P43">Als3 induce la cellula ospite a fagocitare l’ifa, si forma quindi un vacuolo in cui si accumula candidalisina.</text:p>
      <text:p text:style-name="P44">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4">C.albicans è caratterizzata da idrofobicità della superficie, che aumenta durante la germinazione.</text:p>
      <text:p text:style-name="P44">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1">Si possono avere biofilm misti costituiti da più specie di microorganismi.</text:p>
      <text:p text:style-name="P51">Le cellule del biofilm sono immerse in una matrice costituita da proteine sintetizzate da loro e proteine dell’ospite.</text:p>
      <text:p text:style-name="P51">Le cellule del biofilm mostrano un fenotipo differente dalle stesse cellule in forma planctonica.</text:p>
      <text:p text:style-name="P52">In realtà il biofilm non è una lamina compatta ma “a fungo” quindi alcune parti si possono staccare ed invadere altre sedi.</text:p>
      <text:p text:style-name="P13">Enzimi:</text:p>
      <text:list text:style-name="L6">
        <text:list-item>
          <text:p text:style-name="P72">Fosfolipasi:<text:span text:style-name="T5"> idrolizzano i fosfolipidi di membrana dell’ospite.</text:span></text:p>
        </text:list-item>
        <text:list-item>
          <text:p text:style-name="P72"><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6">[nota di servizio: C. auris è stata inserita nel programma di esame].</text:p>
      <text:p text:style-name="P53">È un microorganismo emergente, scoperta in Giappone, isolata dal condotto uditivo di un soggetto nel 2019, casi in corea, india kuwait, kenya, sudafrica, norvegia, regno unito, germania, italia, ecc…</text:p>
      <text:p text:style-name="P54">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5">Disinfettanti a base di cloro e perossido di idrogeno hanno una buona efficacia.</text:p>
      <text:p text:style-name="P55">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5">(per convenzione i miceti che hanno entrambi i cicli riprod<text:span text:style-name="T26">uttivi si indicano con il nome del ciclo asessuato, però da ora in avanti si parla del ciclo sessuato. Non ci hai capito niente? Neanche noi).</text:span></text:p>
      <text:p text:style-name="P46">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27">I macrofagi sono quindi la riserva di infezione in attesa che le condizioni diventino favorevoli all’infezione sistemica (immunodepressione).</text:span></text:p>
      <text:p text:style-name="P47">Il criptococco ha un particolare tropismo per il sistema nervoso centrale, induce quindi meningoencefalite, letale nella maggior parte dei casi.</text:p>
      <text:p text:style-name="P47"/>
      <text:p text:style-name="P48">Essendo capsulato per avere la fagocitosi servirebbero anticorpi anti-capsula ma essi non esistono, quindi per fagocitare servono fattori complementari. Nel sistema nervoso centrale ci sono meno fattori complementari, <text:span text:style-name="T28">inoltre probabilmente la presenza di creatinina ed asparagina sono fattori di crescita.</text:span></text:p>
      <text:p text:style-name="P48"><text:soft-page-break/></text:p>
      <text:p text:style-name="P48">In presenza di composti fenolici cryptococcus produce pigmenti (che rappresentano anche fattori di virulenza) <text:s/>tramite un enzima di membrana, nel tessuto nervoso trova substrati fenolici rappresentati dalle catecolamine.</text:p>
      <text:p text:style-name="P48"/>
      <text:p text:style-name="P48">Si distinguono 5 fenotipi:</text:p>
      <text:p text:style-name="P48">A: grubii</text:p>
      <text:p text:style-name="P48">B e C: gattii</text:p>
      <text:p text:style-name="P48">D: neoformans</text:p>
      <text:p text:style-name="P48">AD: lieviti derivati dalla fusione dei ceppi A e D</text:p>
      <text:p text:style-name="P48"/>
      <text:p text:style-name="P48">Il principale fattore di rischio è la linfocitopenia CD4+ (es. AIDS). È molto diffusa in africa per la diffusione dell’HIV e per la mancanza di cure che invece sono disponibili in occidente.</text:p>
      <text:p text:style-name="P49">Vettori di infezione sono <text:span text:style-name="T28">ad esempio le feci di piccione, si può avere infezione anche tramite cibi non lavati.</text:span></text:p>
      <text:p text:style-name="P49"/>
      <text:p text:style-name="P50">Ci può essere una fase in cui l’infezione è cutanea, si può quindi fare una diagnosi precoce ed iniziare una terapia prima che l’infezione raggiunga il sistema nervoso centrale.</text:p>
      <text:p text:style-name="P50"/>
      <text:p text:style-name="P50">La riserva sono i macrofagi polmonari all’interno dei quali non può essere raggiunto da farmaci e cellule dell’immunità, viene rilasciato tramite esocitosi o lisi.</text:p>
      <text:p text:style-name="P50"/>
      <text:p text:style-name="P57">Il lievito produce melanina che lo protegge dai raggi UV.</text:p>
      <text:p text:style-name="P57">In ambiente arido la capsula essica e collassa proteggendo il lievito dalla disidratazione e riducendone le dimensioni in modo da rendere possibile l’infezione tramite inalazione.</text:p>
      <text:p text:style-name="P57"/>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7">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7">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8">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0"/>
      <text:p text:style-name="P20">Aspergillus</text:p>
      <text:p text:style-name="P58">Microorganismo ubuquitario, presente in suolo, vegetazione, detriti organici, polvere delle costruzioni, medicaizioni aperte, borse da dialisi rotte, sistemi di ventilazione.</text:p>
      <text:p text:style-name="P58">Le patologie causate possono essere dovute a:</text:p>
      <text:list text:style-name="L7">
        <text:list-item>
          <text:p text:style-name="P70">Intossicazione (aflatossina prodotta dal lievito).</text:p>
        </text:list-item>
        <text:list-item>
          <text:p text:style-name="P70">Allergia.</text:p>
        </text:list-item>
        <text:list-item>
          <text:p text:style-name="P70">Aspergillosi disseminata.</text:p>
        </text:list-item>
      </text:list>
      <text:p text:style-name="P21">Asma estrinseca.</text:p>
      <text:p text:style-name="P58"><text:span text:style-name="T2">Alveolite allergica estrinseca</text:span>: es. fenomeno di Arthus: formazione di complessi solubili, induce danno tissutale che può portare a fibrosi polmonare irreversibile.</text:p>
      <text:p text:style-name="P58"><text:span text:style-name="T2">Aspergillosi broncopolmonare allergica</text:span>: fibrosi polmonare irreversibile, IgG, IgE.</text:p>
      <text:p text:style-name="P58"><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58"/>
      <text:p text:style-name="P58">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58"/>
      <text:p text:style-name="P58">La presenza dell’aspergillus può significare che il paziente è colonizzato, è infetto oppure il tampone è stato contaminato. La distinzione tra paziente colonizzato e paziente infetto si fa in base alla condizione clinica del paziente.</text:p>
      <text:p text:style-name="P58"/>
      <text:p text:style-name="P59">Il tempo di incubazione varia in base al tipo di microorganismo, gli ifomiceti sono molto più lenti dei lieviti, in alcuni casi per i dermatofiti sono necessari anche 15-21 giorni.</text:p>
      <text:p text:style-name="P59"/>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71">Hanno necessità di nutrirsi di cheratina, possono quindi colonizzare tutto ciò che contiene cheratina (cute, capelli, unghie, ecc…). Rompono i ponti disolfuro tra le molecole di cheratina.</text:p>
      <text:p text:style-name="P71">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74">Diagnosi Microbiologica</text:p>
      <text:p text:style-name="P76">ha lo scopo di identificare l’agente eziologico che sostiene la malattia infettiva.</text:p>
      <text:p text:style-name="P76">Si può realizzare tramite strumenti di diagnosi diretta oppure indiretta.</text:p>
      <text:p text:style-name="P76">Diagnosi diretta: Isolamento dell’agente patogeno in coltura.</text:p>
      <text:p text:style-name="P76">Diagnosi indiretta: identificazione della risposta immunitaria dell’ospite</text:p>
      <text:p text:style-name="P77">Cosa si intende per germi comuni? Germi la cui coltura si realizza sui comuni terreni di coltura (elencati nel corso di batteriologia).</text:p>
      <text:p text:style-name="P77"><text:span text:style-name="T4">A</text:span><text:span text:style-name="T2">gar-sabaurot</text:span> specifico per i lieviti <text:span text:style-name="T29">perché contiene antibiotici che inibiscono i batteri.</text:span></text:p>
      <text:p text:style-name="P77">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8"><text:span text:style-name="T2">Agar sale-mannite</text:span>: Selettivo per gli stafilococchi, ala concentrazione di sale, è discriminativo grazie alla presenza del mannitolo, permettendo di identificare S. aureus.</text:p>
      <text:p text:style-name="P78"/>
      <text:p text:style-name="P78">La ricerca di germi comuni comprende anche i lieviti, per la ricerca di ifomiceti servono tecniche specifiche, anche a causa della loro lenta crescita.</text:p>
      <text:p text:style-name="P79">A seconda del quadro clinico si sceglie la tipologia di campione da inviare in laboratorio.</text:p>
      <text:p text:style-name="P79">L’identificazione si fa in colutra pura, ad esempio una subcoltura prendendo una singola colonia.</text:p>
      <text:p text:style-name="P79"/>
      <text:p text:style-name="P83">Diluizione limite:</text:p>
      <text:p text:style-name="P79">Prima dei terreni solidi per isolare una coltura pura si faceva una diluizione progressiva fino a che solo una parte delle provette si intorbidiva, non si aveva la certezza che l’intorbidimento fosse dovuto ad una singola specie.</text:p>
      <text:p text:style-name="P79"/>
      <text:p text:style-name="P80">Una colonia è (teoricamente, in realtà esistono le mutazioni) prodotta da una singola cellula che ha proliferato generando <text:span text:style-name="T30">un insieme macroscopicamente visibile di </text:span>cellule u<text:span text:style-name="T30">guali</text:span> a se stessa.</text:p>
      <text:p text:style-name="P81">La forma del rilievo formato dalla colonia dipende dalla specie microbica. Es. la colonia vecchia di S. pneumoniae assume aspetto ombelicato. </text:p>
      <text:p text:style-name="P81">Il margine è un altra caratteristica distintiva.</text:p>
      <text:p text:style-name="P81"/>
      <text:p text:style-name="P81">Nel terreno liquido si inclina la provetta per liberare una parte di vetro prima coperto dal terreno, poi si depositano i microorganismi e si riporta la provetta in verticale sommergendo i microorganismi.</text:p>
      <text:p text:style-name="P81"><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81"/>
      <text:p text:style-name="P81"><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81"><text:span text:style-name="T2">Alfa-emolitici:</text:span> fanno virare il terreno dal rosso al verde a causa della produzione di biliverdina (viridanti).</text:p>
      <text:p text:style-name="P81"><text:span text:style-name="T2">Beta-emolitici</text:span>: emolisi completa.</text:p>
      <text:p text:style-name="P81"><text:span text:style-name="T2">Gamma-emolitici</text:span>: attorno alla colonia non è osservabile un alone di emolisi.</text:p>
      <text:p text:style-name="P81">Ad esempio per identificare S. pyogenes (colonie piccolissime, beta-emolitico) si osserva la piastra in controluce alla ricerca dell’alone di emolisi.</text:p>
      <text:p text:style-name="P81"/>
      <text:p text:style-name="P84">Agar sale-mannite: <text:span text:style-name="T5">Permette di selezionare organismi alofili (grazie al sale) e di discriminare quelli che acidificano il terreno.</text:span></text:p>
      <text:p text:style-name="P84"><text:span text:style-name="T5"/></text:p>
      <text:p text:style-name="P84">Agar McConkey:<text:span text:style-name="T5"> Contiene sali biliari che impediscono la crescita dei Gram- e lattosio che permette di discriminare gli organismi lattosio-fermentanti.</text:span></text:p>
      <text:p text:style-name="P84"><text:span text:style-name="T5"/></text:p>
      <text:p text:style-name="P85">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5"><text:span text:style-name="T5"/></text:p>
      <text:p text:style-name="P85"><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85"><text:span text:style-name="T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span></text:p>
      <text:p text:style-name="P85"><text:soft-page-break/><text:span text:style-name="T5">Alcuni microorganismi necessitano di ioni particolari (fosfato, potassio, magnesio, rame, ecc…).</text:span></text:p>
      <text:p text:style-name="P85">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5"><text:span text:style-name="T5"/></text:p>
      <text:p text:style-name="P86">S. pyogenes <text:span text:style-name="T5">esprime due emolisine: una ossigeno-stabile ed una ossigeno-labile deve quindi essere coltivato sia in condizioni normali che in atmosfera microaerofila per osservare l’azione di entrambe.</text:span></text:p>
      <text:p text:style-name="P86"><text:span text:style-name="T5"/></text:p>
      <text:p text:style-name="P75">Test Primari</text:p>
      <text:p text:style-name="P82">Permettono di distinguere le specie batteriche anche in base alle proprietà tintoriali.</text:p>
      <text:p text:style-name="P82">Es. colorazione di Gram, acido-resistenza, forma, spore, mobilità, crescita in aria, catalasi <text:span text:style-name="T31">(si deposita sopra la colonia una goccia di perossido di idrogeno, se il microorganismo contiene catalasi si osserva la formazione di bolle) </text:span>, ossidasi, glucosio, test O/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07T12:36:05.840254936</dc:date>
    <meta:editing-duration>PT6H32M17S</meta:editing-duration>
    <meta:editing-cycles>53</meta:editing-cycles>
    <meta:generator>LibreOffice/7.6.2.1$Linux_X86_64 LibreOffice_project/60$Build-1</meta:generator>
    <meta:document-statistic meta:table-count="0" meta:image-count="0" meta:object-count="0" meta:page-count="11" meta:paragraph-count="173" meta:word-count="3804" meta:character-count="25941" meta:non-whitespace-character-count="22317"/>
  </office:meta>
</office:document-meta>
</file>